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Roman" style:font-name-complex="Times-Roman1" style:font-size-complex="12pt"/>
    </style:style>
    <style:style style:name="P2" style:family="paragraph" style:parent-style-name="Standard">
      <style:paragraph-properties fo:margin-top="0mm" fo:margin-bottom="0mm" fo:line-height="100%" fo:text-align="justify" style:justify-single-word="false"/>
      <style:text-properties style:font-name="Times-Roman" style:font-name-complex="Times-Roman1" style:font-size-complex="12pt"/>
    </style:style>
    <style:style style:name="P3" style:family="paragraph" style:parent-style-name="Standard">
      <style:paragraph-properties fo:margin-top="0mm" fo:margin-bottom="0mm" fo:line-height="100%"/>
    </style:style>
    <style:style style:name="P4" style:family="paragraph" style:parent-style-name="Standard">
      <style:paragraph-properties fo:margin-top="0mm" fo:margin-bottom="0mm"/>
      <style:text-properties style:font-name="Calibri" style:font-name-asian="Arial" style:font-name-complex="Arial" style:font-weight-complex="bold"/>
    </style:style>
    <style:style style:name="P5" style:family="paragraph" style:parent-style-name="Standard" style:master-page-name="Standard">
      <style:paragraph-properties fo:margin-left="63.5mm" fo:margin-right="0mm" fo:margin-top="0mm" fo:margin-bottom="0mm" fo:line-height="100%" fo:text-indent="0mm" style:auto-text-indent="false" style:page-number="auto"/>
    </style:style>
    <style:style style:name="P6" style:family="paragraph" style:parent-style-name="Standard">
      <style:paragraph-properties fo:margin-left="0mm" fo:margin-right="0mm" fo:margin-top="0mm" fo:margin-bottom="0mm" fo:text-indent="12.7mm" style:auto-text-indent="false"/>
    </style:style>
    <style:style style:name="P7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8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</style:style>
    <style:style style:name="P9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1" style:font-size-complex="12pt"/>
    </style:style>
    <style:style style:name="P10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style:font-name-complex="Times-Bold1" style:font-size-complex="12pt" style:font-weight-complex="bold"/>
    </style:style>
    <style:style style:name="P11" style:family="paragraph" style:parent-style-name="Standard">
      <style:paragraph-properties fo:margin-left="0mm" fo:margin-right="0mm" fo:margin-top="0mm" fo:margin-bottom="0mm" fo:line-height="100%" fo:text-align="justify" style:justify-single-word="false" fo:text-indent="12.7mm" style:auto-text-indent="false"/>
      <style:text-properties style:font-name="Times-Bold" fo:font-weight="bold" style:font-weight-asian="bold" style:font-name-complex="Times-Bold1" style:font-size-complex="12pt" style:font-weight-complex="bold"/>
    </style:style>
    <style:style style:name="P12" style:family="paragraph" style:parent-style-name="Standard">
      <style:paragraph-properties fo:margin-left="38.1mm" fo:margin-right="0mm" fo:margin-top="0mm" fo:margin-bottom="0mm" fo:line-height="100%" fo:text-indent="12.7mm" style:auto-text-indent="false"/>
    </style:style>
    <style:style style:name="P13" style:family="paragraph" style:parent-style-name="Standard">
      <style:paragraph-properties fo:margin-left="50.8mm" fo:margin-right="0mm" fo:margin-top="0mm" fo:margin-bottom="0mm" fo:line-height="100%" fo:text-indent="12.7mm" style:auto-text-indent="false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</style:style>
    <style:style style:name="P16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P17" style:family="paragraph" style:parent-style-name="Standard">
      <style:paragraph-properties fo:margin-left="12.7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1" style:font-size-complex="12pt"/>
    </style:style>
    <style:style style:name="P18" style:family="paragraph" style:parent-style-name="Standard">
      <style:paragraph-properties fo:margin-left="25.4mm" fo:margin-right="0mm" fo:margin-top="0mm" fo:margin-bottom="0mm" fo:line-height="100%" fo:text-indent="12.7mm" style:auto-text-indent="false"/>
    </style:style>
    <style:style style:name="P19" style:family="paragraph" style:parent-style-name="Standard">
      <style:paragraph-properties fo:margin-left="25.4mm" fo:margin-right="0mm" fo:margin-top="0mm" fo:margin-bottom="0mm" fo:line-height="100%" fo:text-indent="12.7mm" style:auto-text-indent="false"/>
      <style:text-properties style:font-name="Times-Roman" style:font-name-complex="Times-Roman1" style:font-size-complex="12pt"/>
    </style:style>
    <style:style style:name="P20" style:family="paragraph" style:parent-style-name="Standard">
      <style:paragraph-properties fo:margin-left="25.4mm" fo:margin-right="0mm" fo:margin-top="0mm" fo:margin-bottom="0mm" fo:line-height="100%" fo:text-align="justify" style:justify-single-word="false" fo:text-indent="12.7mm" style:auto-text-indent="false"/>
      <style:text-properties style:font-name="Times-Roman" style:font-name-complex="Times-Roman1" style:font-size-complex="12pt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font-name="Times-Roman" style:font-name-complex="Times-Roman1" style:font-size-complex="12pt"/>
    </style:style>
    <style:style style:name="T5" style:family="text">
      <style:text-properties style:font-name="Times-Roman" style:text-underline-style="solid" style:text-underline-width="auto" style:text-underline-color="font-color" style:font-name-complex="Times-Roman1" style:font-size-complex="12pt"/>
    </style:style>
    <style:style style:name="T6" style:family="text">
      <style:text-properties style:font-name="Times-Roman" fo:font-weight="bold" style:font-weight-asian="bold" style:font-name-complex="Times-Roman1" style:font-size-complex="12pt"/>
    </style:style>
    <style:style style:name="T7" style:family="text">
      <style:text-properties style:text-position="super 58%" style:font-name="Times-Bold" style:font-name-complex="Times-Bold1" style:font-size-complex="12pt" style:font-weight-complex="bold"/>
    </style:style>
    <style:style style:name="T8" style:family="text">
      <style:text-properties style:text-position="super 58%" style:font-name="Times-Roman" style:text-underline-style="solid" style:text-underline-width="auto" style:text-underline-color="font-color" style:font-name-complex="Times-Roman1" style:font-size-complex="12pt"/>
    </style:style>
    <style:style style:name="T9" style:family="text">
      <style:text-properties style:font-name="Calibri" style:font-name-asian="Arial" style:font-name-complex="Ari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Flavors Apple</text:span><text:bookmark text:name="_GoBack"/><text:span text:style-name="T2"> Pte Ltd</text:span></text:p>
      <text:p text:style-name="P12"><text:span text:style-name="T3">(Incorporated in the Republic of Singapore)</text:span></text:p>
      <text:p text:style-name="P13"><text:span text:style-name="T3">Extraordinary Meeting</text:span></text:p>
      <text:p text:style-name="P7"><text:span text:style-name="T2">____________________________________________________________</text:span></text:p>
      <text:p text:style-name="P14"><text:span text:style-name="T1">Minutes of the extraordinary meeting held </text:span><text:span text:style-name="T4">at 6 Tuas Bay Walk #02-09 BCT Building Singapore <text:s/>on _</text:span><text:span text:style-name="T5">23rd <text:s/>December 2014___</text:span><text:span text:style-name="T4"> at 1.00pm</text:span></text:p>
      <text:p text:style-name="P16"/>
      <text:p text:style-name="P16"/>
      <text:p text:style-name="P14"><text:span text:style-name="T4">Present: <text:tab/>Goh Hock Leong Anthony<text:tab/>------------------------</text:span></text:p>
      <text:p text:style-name="P16"/>
      <text:p text:style-name="P16"/>
      <text:p text:style-name="P18"><text:span text:style-name="T4">Terence Choa Kwok Fai<text:tab/>------------------------</text:span></text:p>
      <text:p text:style-name="P19"/>
      <text:p text:style-name="P18"><text:span text:style-name="T4">Kung Cheung Tak<text:tab/><text:tab/>------------------------</text:span></text:p>
      <text:p text:style-name="P19"/>
      <text:p text:style-name="P19"/>
      <text:p text:style-name="P18"><text:span text:style-name="T4">Teoh Yeow Tong<text:tab/><text:tab/>------------------------</text:span></text:p>
      <text:p text:style-name="P19"/>
      <text:p text:style-name="P3"><text:span text:style-name="T4"><text:tab/>Chairperson of meeting: Goh Hock Leong Anthony presided at the meeting.</text:span></text:p>
      <text:p text:style-name="P20"/>
      <text:p text:style-name="P8"><text:span text:style-name="T3">NOTICE OF MEETING:</text:span></text:p>
      <text:p text:style-name="P8"><text:span text:style-name="T3"><text:s/></text:span><text:span text:style-name="T1">It was unanimously resolved:-</text:span></text:p>
      <text:p text:style-name="P15"><text:span text:style-name="T1">“That the waiving of formality of issuing 21 days’ notice to call this meeting be and is hereby approved.”</text:span></text:p>
      <text:p text:style-name="P10"/>
      <text:p text:style-name="P8"><text:span text:style-name="T3">FINANCIAL REPORT:</text:span></text:p>
      <text:p text:style-name="P8"><text:span text:style-name="T1">“That the financial position as at 23</text:span><text:span text:style-name="T7">rd</text:span><text:span text:style-name="T1"> December 2014 be and is hereby adopted.”</text:span></text:p>
      <text:p text:style-name="P11"/>
      <text:p text:style-name="P8"><text:span text:style-name="T3">STRIKING OF COMPANY NAME OFF THE REGISTER</text:span></text:p>
      <text:p text:style-name="P15"><text:span text:style-name="T1">It was unanimously resolved:-</text:span></text:p>
      <text:p text:style-name="P15"><text:span text:style-name="T1">“</text:span><text:span text:style-name="T4">That subject to the approval of ACRA, the name of the Company be struck off from the register be and is hereby approved.”</text:span></text:p>
      <text:p text:style-name="P17"/>
      <text:p text:style-name="P15"><text:span text:style-name="T6">MINUTES:</text:span></text:p>
      <text:p text:style-name="P15"><text:span text:style-name="T4">“The minute of this meeting was read out and the Chairperson signed the same as correct records.”</text:span></text:p>
      <text:p text:style-name="P2"/>
      <text:p text:style-name="P9"/>
      <text:p text:style-name="P15"><text:span text:style-name="T4">Dated this </text:span><text:span text:style-name="T5"><text:s/>23</text:span><text:span text:style-name="T8">rd</text:span><text:span text:style-name="T5"> December 2014__</text:span></text:p>
      <text:p text:style-name="P2"/>
      <text:p text:style-name="P2"/>
      <text:p text:style-name="P1"/>
      <text:p text:style-name="P6"><text:span text:style-name="T9">______________________<text:tab/><text:tab/><text:tab/><text:tab/>_______________________</text:span></text:p>
      <text:p text:style-name="P6"><text:span text:style-name="T9">Goh Hock Leong Anthony<text:tab/><text:tab/><text:tab/><text:tab/>Terence Choa Kwok Fai</text:span></text:p>
      <text:p text:style-name="P6"><text:span text:style-name="T9">Director<text:tab/><text:tab/><text:tab/><text:tab/><text:tab/><text:tab/>Director</text:span></text:p>
      <text:p text:style-name="P4"/>
      <text:p text:style-name="P4"/>
      <text:p text:style-name="P4"/>
      <text:p text:style-name="P4"/>
      <text:p text:style-name="P6"><text:span text:style-name="T9">_______________________<text:tab/><text:tab/><text:tab/><text:tab/>_______________________</text:span></text:p>
      <text:p text:style-name="P6"><text:soft-page-break/><text:span text:style-name="T9">Kung Cheung Tak<text:tab/><text:tab/><text:tab/><text:tab/><text:tab/>Teoh Yeow Tong</text:span></text:p>
      <text:p text:style-name="P6"><text:span text:style-name="T9">Director<text:tab/><text:tab/><text:tab/><text:tab/><text:tab/><text:tab/>Direc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User</dc:creator>
    <meta:editing-cycles>7</meta:editing-cycles>
    <meta:print-date>2014-12-29T01:35:00</meta:print-date>
    <meta:creation-date>2013-10-06T09:31:00</meta:creation-date>
    <dc:date>2014-12-29T01:35:00</dc:date>
    <meta:editing-duration>PT18S</meta:editing-duration>
    <meta:generator>LibreOffice/3.5$Linux_X86_64 LibreOffice_project/350m1$Build-2</meta:generator>
    <meta:document-statistic meta:table-count="0" meta:image-count="0" meta:object-count="0" meta:page-count="2" meta:paragraph-count="27" meta:word-count="185" meta:character-count="1333" meta:non-whitespace-character-count="11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